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細明體" svg:font-family="細明體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Noto Sans CJK TC Regular" svg:font-family="'Noto Sans CJK TC Regular'" style:font-family-generic="system" style:font-pitch="variable"/>
    <style:font-face style:name="新細明體" svg:font-family="新細明體" style:font-family-generic="system" style:font-pitch="variable"/>
    <style:font-face style:name="細明體1" svg:font-family="細明體" style:font-family-generic="system" style:font-pitch="variable"/>
  </office:font-face-decls>
  <office:automatic-styles>
    <style:style style:name="P1" style:family="paragraph" style:parent-style-name="Preformatted_20_Text">
      <style:text-properties fo:background-color="#c2e0ae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  <style:text-properties fo:background-color="#fff200"/>
    </style:style>
    <style:style style:name="P4" style:family="paragraph" style:parent-style-name="Preformatted_20_Text">
      <style:paragraph-properties fo:margin-top="0cm" fo:margin-bottom="0.499cm" loext:contextual-spacing="false" fo:break-before="page"/>
    </style:style>
    <style:style style:name="P5" style:family="paragraph" style:parent-style-name="Standard">
      <style:paragraph-properties fo:margin-top="0cm" fo:margin-bottom="0.499cm" loext:contextual-spacing="false"/>
      <style:text-properties officeooo:paragraph-rsid="001371fc"/>
    </style:style>
    <style:style style:name="P6" style:family="paragraph" style:parent-style-name="Standard">
      <loext:graphic-properties draw:fill="solid" draw:fill-color="#f9f9f9"/>
      <style:paragraph-properties fo:margin-top="0cm" fo:margin-bottom="0.499cm" loext:contextual-spacing="false" style:line-height-at-least="0.635cm" fo:orphans="2" fo:widows="2" fo:background-color="#f9f9f9" fo:padding="0.071cm" fo:border="0.74pt solid #888888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2b135" fo:background-color="#fff200"/>
    </style:style>
    <style:style style:name="P7" style:family="paragraph" style:parent-style-name="HTML_20_Preformatted">
      <loext:graphic-properties draw:fill="solid" draw:fill-color="#f9f9f9"/>
      <style:paragraph-properties fo:margin-top="0cm" fo:margin-bottom="0.499cm" loext:contextual-spacing="false" style:line-height-at-least="0.635cm" fo:background-color="#f9f9f9" fo:padding="0.071cm" fo:border="0.74pt solid #888888"/>
      <style:text-properties officeooo:paragraph-rsid="001371fc"/>
    </style:style>
    <style:style style:name="P8" style:family="paragraph" style:parent-style-name="Standard">
      <style:paragraph-properties fo:margin-top="0cm" fo:margin-bottom="0.499cm" loext:contextual-spacing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1371fc"/>
    </style:style>
    <style:style style:name="P9" style:family="paragraph" style:parent-style-name="Text_20_body">
      <style:paragraph-properties fo:margin-top="0cm" fo:margin-bottom="0.499cm" loext:contextual-spacing="false"/>
    </style:style>
    <style:style style:name="P10" style:family="paragraph" style:parent-style-name="Text_20_body">
      <style:paragraph-properties fo:margin-top="0cm" fo:margin-bottom="0.499cm" loext:contextual-spacing="false"/>
      <style:text-properties officeooo:paragraph-rsid="001371fc"/>
    </style:style>
    <style:style style:name="P11" style:family="paragraph" style:parent-style-name="Heading_20_4">
      <style:paragraph-properties fo:margin-top="0cm" fo:margin-bottom="0.499cm" loext:contextual-spacing="false"/>
    </style:style>
    <style:style style:name="P12" style:family="paragraph" style:parent-style-name="Standard">
      <style:paragraph-properties fo:orphans="2" fo:widows="2"/>
      <style:text-properties fo:color="#333333" style:font-name="Helvetica" fo:font-size="10.5pt" officeooo:paragraph-rsid="001371fc" style:letter-kerning="false" fo:background-color="#ffffff" style:font-name-asian="新細明體" style:font-size-asian="10.5pt" style:font-name-complex="Helvetica1" style:font-size-complex="10.5pt"/>
    </style:style>
    <style:style style:name="P13" style:family="paragraph" style:parent-style-name="Standard">
      <style:text-properties officeooo:paragraph-rsid="001371fc"/>
    </style:style>
    <style:style style:name="P14" style:family="paragraph" style:parent-style-name="Standard">
      <loext:graphic-properties draw:fill="solid" draw:fill-color="#f9f9f9"/>
      <style:paragraph-properties style:line-height-at-least="0.635cm" fo:orphans="2" fo:widows="2" fo:background-color="#f9f9f9" fo:padding="0.071cm" fo:border="0.74pt solid #888888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371fc"/>
    </style:style>
    <style:style style:name="P15" style:family="paragraph" style:parent-style-name="Standard">
      <loext:graphic-properties draw:fill="solid" draw:fill-color="#f9f9f9"/>
      <style:paragraph-properties style:line-height-at-least="0.635cm" fo:orphans="2" fo:widows="2" fo:background-color="#f9f9f9" fo:padding="0.071cm" fo:border="0.74pt solid #888888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88" style:font-name="Courier New" fo:font-size="10.5pt" officeooo:paragraph-rsid="001371fc" style:letter-kerning="false" style:font-name-asian="細明體1" style:font-size-asian="10.5pt" style:font-name-complex="Courier New1" style:font-size-complex="10.5pt"/>
    </style:style>
    <style:style style:name="P16" style:family="paragraph" style:parent-style-name="Standard">
      <style:paragraph-properties fo:margin-top="0cm" fo:margin-bottom="0.499cm" loext:contextual-spacing="false"/>
      <style:text-properties officeooo:paragraph-rsid="001371fc"/>
    </style:style>
    <style:style style:name="P17" style:family="paragraph" style:parent-style-name="Standard">
      <style:paragraph-properties fo:margin-top="0cm" fo:margin-bottom="0.499cm" loext:contextual-spacing="false" fo:break-before="page"/>
      <style:text-properties officeooo:paragraph-rsid="001371fc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  <style:style style:name="T3" style:family="text">
      <style:text-properties fo:color="#000000" style:font-name="Courier New" fo:font-size="10.5pt" style:letter-kerning="false" style:font-name-asian="細明體1" style:font-size-asian="10.5pt" style:font-name-complex="細明體1" style:font-size-complex="10.5pt"/>
    </style:style>
    <style:style style:name="T4" style:family="text">
      <style:text-properties fo:color="#000000" style:font-name="Courier New" fo:font-size="10.5pt" style:letter-kerning="false" style:font-name-asian="細明體1" style:font-size-asian="10.5pt" style:font-name-complex="Courier New1" style:font-size-complex="10.5pt"/>
    </style:style>
    <style:style style:name="T5" style:family="text">
      <style:text-properties fo:color="#000000" style:font-name="Courier New" fo:font-size="10.5pt" style:font-size-asian="10.5pt" style:font-name-complex="Courier New1" style:font-size-complex="10.5pt"/>
    </style:style>
    <style:style style:name="T6" style:family="text">
      <style:text-properties fo:color="#666600" style:font-name="Courier New" fo:font-size="10.5pt" style:letter-kerning="false" style:font-name-asian="細明體1" style:font-size-asian="10.5pt" style:font-name-complex="細明體1" style:font-size-complex="10.5pt"/>
    </style:style>
    <style:style style:name="T7" style:family="text">
      <style:text-properties fo:color="#666600" style:font-name="Courier New" fo:font-size="10.5pt" style:letter-kerning="false" style:font-name-asian="細明體1" style:font-size-asian="10.5pt" style:font-name-complex="Courier New1" style:font-size-complex="10.5pt"/>
    </style:style>
    <style:style style:name="T8" style:family="text">
      <style:text-properties fo:color="#666600" style:font-name="Courier New" fo:font-size="10.5pt" style:font-size-asian="10.5pt" style:font-name-complex="Courier New1" style:font-size-complex="10.5pt"/>
    </style:style>
    <style:style style:name="T9" style:family="text">
      <style:text-properties fo:color="#000088" style:font-name="Courier New" fo:font-size="10.5pt" style:letter-kerning="false" style:font-name-asian="細明體1" style:font-size-asian="10.5pt" style:font-name-complex="細明體1" style:font-size-complex="10.5pt"/>
    </style:style>
    <style:style style:name="T10" style:family="text">
      <style:text-properties fo:color="#008800" style:font-name="Courier New" fo:font-size="10.5pt" style:letter-kerning="false" style:font-name-asian="細明體1" style:font-size-asian="10.5pt" style:font-name-complex="Courier New1" style:font-size-complex="10.5pt"/>
    </style:style>
    <style:style style:name="T11" style:family="text">
      <style:text-properties fo:background-color="#c2e0ae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wbHUZK5412"/>How do I uninstall MariaDB from Ubuntu?</text:h>
      <text:p text:style-name="Standard">sudo apt-get purge mariadb-client mariadb-server</text:p>
      <text:p text:style-name="Standard">sudo apt-get purge mariadb-*</text:p>
      <text:p text:style-name="P2"/>
      <text:p text:style-name="P2"><text:a xlink:type="simple" xlink:href="https://websiteforstudents.com/installing-mariadb-database-server-on-ubuntu-18-04-lts-beta-server/" text:style-name="Internet_20_link" text:visited-style-name="Visited_20_Internet_20_Link">https://websiteforstudents.com/installing-mariadb-database-server-on-ubuntu-18-04-lts-beta-server/</text:a></text:p>
      <text:p text:style-name="P2"/>
      <text:h text:style-name="P11" text:outline-level="4">Step 1: Installing MariaDB Database Server</text:h>
      <text:p text:style-name="P3">sudo apt update</text:p>
      <text:p text:style-name="P3">sudo apt install mariadb-server mariadb-client</text:p>
      <text:p text:style-name="P2">sudo systemctl stop mariadb.service</text:p>
      <text:p text:style-name="P2">sudo systemctl start mariadb.service</text:p>
      <text:p text:style-name="P2">sudo systemctl enable mariadb.service</text:p>
      <text:p text:style-name="P9"><text:span text:style-name="Source_20_Text"><text:span text:style-name="T1">sudo mysql_secure_installation</text:span></text:span></text:p>
      <text:p text:style-name="P2"><text:span text:style-name="Source_20_Text">sudo systemctl restart mariadb.service</text:span></text:p>
      <text:p text:style-name="P2"><text:span text:style-name="Source_20_Text"/></text:p>
      <text:p text:style-name="P2"><text:span text:style-name="Source_20_Text"/></text:p>
      <text:p text:style-name="P7"><text:span text:style-name="pln"><text:span text:style-name="T5">sudo mysql </text:span></text:span><text:span text:style-name="pun"><text:span text:style-name="T8">-</text:span></text:span><text:span text:style-name="pln"><text:span text:style-name="T5">u root </text:span></text:span><text:span text:style-name="pun"><text:span text:style-name="T8">-</text:span></text:span><text:span text:style-name="pln"><text:span text:style-name="T5">p</text:span></text:span></text:p>
      <text:p text:style-name="P13">設置帳戶</text:p>
      <text:p text:style-name="P14"><text:span text:style-name="T4">CREATE DATABASE myproject CHARACTER SET UTF8</text:span><text:span text:style-name="T7">;</text:span></text:p>
      <text:p text:style-name="P12">記住在SQL提示符處用分號結束所有命令。接下來，我們將創建一個數據庫用戶，我們將使用它來連接和與數據庫交互。將密碼設置為強有力且安全的：</text:p>
      <text:p text:style-name="P14"><text:span text:style-name="T4">CREATE USER testchia@localhost IDENTIFIED BY </text:span><text:span text:style-name="T10">'password'</text:span><text:span text:style-name="T7">;</text:span></text:p>
      <text:p text:style-name="P12">現在，我們需要做的是給我們的數據庫用戶訪問我們創建的數據庫的權限：</text:p>
      <text:p text:style-name="P14"><text:span text:style-name="T4">GRANT ALL PRIVILEGES ON myproject</text:span><text:span text:style-name="T7">.*</text:span><text:span text:style-name="T4"> TO testchia@localhost</text:span><text:span text:style-name="T7">;</text:span></text:p>
      <text:p text:style-name="P12">刷新更改，以便在當前會話期間可用：</text:p>
      <text:p text:style-name="P14"><text:span text:style-name="T4">FLUSH PRIVILEGES</text:span><text:span text:style-name="T7">;</text:span></text:p>
      <text:p text:style-name="P12">退出SQL提示以返回到常規shell會話：</text:p>
      <text:p text:style-name="P15">exit</text:p>
      <text:p text:style-name="P5"><text:span text:style-name="Source_20_Text"/></text:p>
      <text:p text:style-name="P5"><text:span text:style-name="Source_20_Text"/></text:p>
      <text:p text:style-name="P17"><text:span text:style-name="Source_20_Text">~/桌面/django$ </text:span><text:span text:style-name="Source_20_Text"><text:span text:style-name="T2">source py3env/bin/activate</text:span></text:span></text:p>
      <text:p text:style-name="P5"><text:span text:style-name="Source_20_Text">(py3env) user@fengchia-swift-sf314-52:~/桌面/django$ </text:span></text:p>
      <text:p text:style-name="P5"><text:span text:style-name="Source_20_Text"/></text:p>
      <text:p text:style-name="P5"><text:span text:style-name="Source_20_Text">(py3env) user@fengchia-swift-sf314-52:~$ </text:span><text:span text:style-name="Source_20_Text"><text:span text:style-name="T2">pip install pymysql</text:span></text:span></text:p>
      <text:p text:style-name="P10"><text:span text:style-name="Source_20_Text"/></text:p>
      <text:p text:style-name="P10"><text:span text:style-name="Source_20_Text">Then, edit </text:span><text:span text:style-name="Source_20_Text"><text:span text:style-name="T11">__init__.py</text:span></text:span><text:span text:style-name="Source_20_Text"> file in your </text:span><text:span text:style-name="Source_20_Text"><text:span text:style-name="T11">project origin dir(the same as settings.py)</text:span></text:span></text:p>
      <text:p text:style-name="Text_20_body">add:</text:p>
      <text:p text:style-name="Preformatted_20_Text"><text:span text:style-name="Source_20_Text"><text:span text:style-name="T11">import pymysql</text:span></text:span></text:p>
      <text:p text:style-name="P1"/>
      <text:p text:style-name="P2"><text:span text:style-name="Source_20_Text"><text:span text:style-name="T11">pymysql.install_as_MySQLdb()</text:span></text:span></text:p>
      <text:p text:style-name="P8"><text:span text:style-name="Source_20_Text"/></text:p>
      <text:p text:style-name="P5"><text:span text:style-name="Source_20_Text"><text:span text:style-name="T11">settings.py</text:span></text:span></text:p>
      <text:p text:style-name="P5"><text:span text:style-name="Source_20_Text"/></text:p>
      <text:p text:style-name="P5"><text:span text:style-name="Source_20_Text">DATABASES = {</text:span></text:p>
      <text:p text:style-name="P5"><text:span text:style-name="Source_20_Text"><text:s text:c="4"/>'default': {</text:span></text:p>
      <text:p text:style-name="P5"><text:span text:style-name="Source_20_Text"><text:s text:c="8"/>'ENGINE': 'django.db.backends.</text:span><text:span text:style-name="Source_20_Text"><text:span text:style-name="T11">mysql</text:span></text:span><text:span text:style-name="Source_20_Text">',</text:span></text:p>
      <text:p text:style-name="P5"><text:span text:style-name="Source_20_Text"><text:span text:style-name="T11"><text:s text:c="8"/>'NAME': 'myproject',</text:span></text:span></text:p>
      <text:p text:style-name="P5"><text:span text:style-name="Source_20_Text"><text:span text:style-name="T11"><text:s text:c="8"/>'USER': 'testchia',</text:span></text:span></text:p>
      <text:p text:style-name="P5"><text:span text:style-name="Source_20_Text"><text:span text:style-name="T11"><text:s text:c="8"/>'PASSWORD': 'testchia',</text:span></text:span></text:p>
      <text:p text:style-name="P5"><text:span text:style-name="Source_20_Text"><text:span text:style-name="T11"><text:s text:c="8"/>'HOST': 'localhost',</text:span></text:span></text:p>
      <text:p text:style-name="P5"><text:span text:style-name="Source_20_Text"><text:span text:style-name="T11"><text:s text:c="8"/>'PORT': '',</text:span></text:span></text:p>
      <text:p text:style-name="P5"><text:span text:style-name="Source_20_Text"><text:s text:c="4"/>}</text:span></text:p>
      <text:p text:style-name="P5"><text:span text:style-name="Source_20_Text">}</text:span></text:p>
      <text:p text:style-name="P5"><text:span text:style-name="Source_20_Text"/></text:p>
      <text:p text:style-name="P5"><text:span text:style-name="Source_20_Text">(py3env) ~/桌面/django/project_chia$ </text:span><text:span text:style-name="Source_20_Text"><text:span text:style-name="T2">python manage.py runserver</text:span></text:span></text:p>
      <text:p text:style-name="P4"><text:span text:style-name="Source_20_Text"/></text:p>
      <text:p text:style-name="P3"/>
      <text:p text:style-name="P3">sudo apt-get install python3-dev</text:p>
      <text:p text:style-name="P6"><text:span text:style-name="T3">sudo apt</text:span><text:span text:style-name="T6">-</text:span><text:span text:style-name="T9">get</text:span><text:span text:style-name="T3"> install python</text:span><text:span text:style-name="T6">-</text:span><text:span text:style-name="T3">pip python</text:span><text:span text:style-name="T6">-</text:span><text:span text:style-name="T3">dev libssl</text:span><text:span text:style-name="T6">-</text:span><text:span text:style-name="T3">dev libmariadbclient-de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細明體" svg:font-family="細明體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Noto Sans CJK TC Regular" svg:font-family="'Noto Sans CJK TC Regular'" style:font-family-generic="system" style:font-pitch="variable"/>
    <style:font-face style:name="新細明體" svg:font-family="新細明體" style:font-family-generic="system" style:font-pitch="variable"/>
    <style:font-face style:name="細明體1" svg:font-family="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UMing TW" style:font-family-asian="'AR PL UMing TW'" style:font-family-generic-asian="system" style:font-pitch-asian="variable" style:font-size-asian="24pt" style:font-weight-asian="bold" style:font-name-complex="Noto Sans CJK TC Regular" style:font-family-complex="'Noto Sans CJK TC Regular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AR PL UMing TW" style:font-family-asian="'AR PL UMing TW'" style:font-family-generic-asian="system" style:font-pitch-asian="variable" style:font-size-asian="12pt" style:font-weight-asian="bold" style:font-name-complex="Noto Sans CJK TC Regular" style:font-family-complex="'Noto Sans CJK TC Regular'" style:font-family-generic-complex="system" style:font-pitch-complex="variable" style:font-size-complex="12pt" style:font-weight-complex="bold"/>
    </style:style>
    <style:style style:name="HTML_20_Preformatted" style:display-name="HTML Preformatted" style:family="paragraph" style:parent-style-name="Standard" style:default-outline-level="">
      <style:paragraph-properties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細明體" fo:font-family="細明體" style:font-family-generic="roman" style:font-pitch="variable" style:letter-kerning="false" style:font-name-asian="細明體1" style:font-family-asian="細明體" style:font-family-generic-asian="system" style:font-pitch-asian="variable" style:font-name-complex="細明體1" style:font-family-complex="細明體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pln" style:family="text" style:parent-style-name="Default_20_Paragraph_20_Font"/>
    <style:style style:name="pun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5:49:37.382226146</meta:creation-date>
    <dc:date>2019-03-13T16:43:29.649420777</dc:date>
    <meta:editing-duration>PT32M19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3" meta:paragraph-count="44" meta:word-count="282" meta:character-count="1502" meta:non-whitespace-character-count="1346"/>
  </office:meta>
</office:document-meta>
</file>